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e57c" officeooo:paragraph-rsid="0015e57c"/>
    </style:style>
    <style:style style:name="P2" style:family="paragraph" style:parent-style-name="Standard">
      <style:paragraph-properties fo:text-align="start" style:justify-single-word="false"/>
      <style:text-properties officeooo:rsid="0015e57c" officeooo:paragraph-rsid="0015e57c"/>
    </style:style>
    <style:style style:name="P3" style:family="paragraph" style:parent-style-name="Standard">
      <style:paragraph-properties fo:text-align="start" style:justify-single-word="false"/>
      <style:text-properties officeooo:rsid="0017a37b" officeooo:paragraph-rsid="0017a37b"/>
    </style:style>
    <style:style style:name="P4" style:family="paragraph" style:parent-style-name="Standard">
      <style:paragraph-properties fo:text-align="start" style:justify-single-word="false"/>
      <style:text-properties officeooo:rsid="0017a37b" officeooo:paragraph-rsid="001967de"/>
    </style:style>
    <style:style style:name="P5" style:family="paragraph" style:parent-style-name="Standard">
      <style:paragraph-properties fo:text-align="start" style:justify-single-word="false"/>
      <style:text-properties officeooo:rsid="0017ca76" officeooo:paragraph-rsid="0017ca76"/>
    </style:style>
    <style:style style:name="P6" style:family="paragraph" style:parent-style-name="Standard">
      <style:paragraph-properties fo:text-align="start" style:justify-single-word="false"/>
      <style:text-properties officeooo:rsid="001967de" officeooo:paragraph-rsid="001967de"/>
    </style:style>
    <style:style style:name="P7" style:family="paragraph" style:parent-style-name="Standard">
      <style:paragraph-properties fo:text-align="start" style:justify-single-word="false"/>
      <style:text-properties officeooo:rsid="001e4ede" officeooo:paragraph-rsid="001e4ede"/>
    </style:style>
    <style:style style:name="P8" style:family="paragraph" style:parent-style-name="Standard">
      <style:paragraph-properties fo:text-align="start" style:justify-single-word="false"/>
      <style:text-properties officeooo:rsid="001f2a96" officeooo:paragraph-rsid="001f2a96"/>
    </style:style>
    <style:style style:name="P9" style:family="paragraph" style:parent-style-name="Standard">
      <style:paragraph-properties fo:text-align="start" style:justify-single-word="false"/>
      <style:text-properties officeooo:rsid="00200bff" officeooo:paragraph-rsid="00200bff"/>
    </style:style>
    <style:style style:name="P10" style:family="paragraph" style:parent-style-name="Standard">
      <style:paragraph-properties fo:text-align="start" style:justify-single-word="false"/>
      <style:text-properties officeooo:rsid="0021b5f4" officeooo:paragraph-rsid="0021b5f4"/>
    </style:style>
    <style:style style:name="P11" style:family="paragraph" style:parent-style-name="Standard">
      <style:paragraph-properties fo:text-align="center" style:justify-single-word="false"/>
      <style:text-properties officeooo:rsid="00282e06" officeooo:paragraph-rsid="00282e06"/>
    </style:style>
    <style:style style:name="T1" style:family="text">
      <style:text-properties officeooo:rsid="001e4ede"/>
    </style:style>
    <style:style style:name="T2" style:family="text">
      <style:text-properties officeooo:rsid="0021b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Fashion</text:p>
      <text:p text:style-name="P11">Antoine Maffeis</text:p>
      <text:p text:style-name="P2"/>
      <text:p text:style-name="P6">git repository : <text:a xlink:type="simple" xlink:href="https://github.com/AntoineMf/clear-fashion" text:style-name="Internet_20_link" text:visited-style-name="Visited_20_Internet_20_Link">https://github.com/AntoineMf/clear-fashion</text:a></text:p>
      <text:p text:style-name="P4"/>
      <text:p text:style-name="P3">client : <text:a xlink:type="simple" xlink:href="https://clear-fashion-client-eight.vercel.app/" text:style-name="Internet_20_link" text:visited-style-name="Visited_20_Internet_20_Link">https://clear-fashion-client-eight.vercel.app/</text:a></text:p>
      <text:p text:style-name="P3"/>
      <text:p text:style-name="P5">server : <text:a xlink:type="simple" xlink:href="https://clear-fashion-api-jade.vercel.app/" text:style-name="Internet_20_link" text:visited-style-name="Visited_20_Internet_20_Link">https://clear-fashion-api-jade.vercel.app/</text:a></text:p>
      <text:p text:style-name="P5"/>
      <text:p text:style-name="P5"/>
      <text:p text:style-name="P3"/>
      <text:p text:style-name="P3">features : <text:span text:style-name="T1">Show (12/24/48 products)</text:span></text:p>
      <text:p text:style-name="P7">Go to page (up to 40)</text:p>
      <text:p text:style-name="P9">Display only article under 50 €</text:p>
      <text:p text:style-name="P8">By brands: All/Loom/Dedicated</text:p>
      <text:p text:style-name="P9">Sort: from the most expensive products to the cheapest <text:span text:style-name="T2">ones</text:span></text:p>
      <text:p text:style-name="P10">from the cheapest products to the most expensive 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3:28:32.783329256</meta:creation-date>
    <dc:date>2022-04-18T04:01:58.411611314</dc:date>
    <meta:editing-duration>PT23M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3" meta:character-count="422" meta:non-whitespace-character-count="380"/>
  </office:meta>
</office:document-meta>
</file>